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95cm" fo:min-width="21.1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8.35cm" fo:min-width="6.5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3.95cm" fo:min-width="10.5cm"/>
      <style:paragraph-properties style:writing-mode="lr-tb"/>
    </style:style>
    <style:style style:name="gr5" style:family="graphic" style:parent-style-name="standard">
      <style:graphic-properties draw:fill-color="#ffd7d7" draw:textarea-horizontal-align="justify" draw:textarea-vertical-align="middle" draw:auto-grow-height="false" fo:min-height="2.75cm" fo:min-width="5.5cm"/>
      <style:paragraph-properties style:writing-mode="lr-tb"/>
    </style:style>
    <style:style style:name="gr6" style:family="graphic" style:parent-style-name="standard">
      <style:graphic-properties draw:fill-color="#ffd7d7" draw:textarea-horizontal-align="justify" draw:textarea-vertical-align="middle" draw:auto-grow-height="false" fo:min-height="2.75cm" fo:min-width="3.9cm"/>
      <style:paragraph-properties style:writing-mode="lr-tb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2.55cm" fo:min-width="9.3cm"/>
      <style:paragraph-properties style:writing-mode="lr-tb"/>
    </style:style>
    <style:style style:name="gr8" style:family="graphic" style:parent-style-name="standard">
      <style:graphic-properties draw:fill-color="#ffd7d7" draw:textarea-horizontal-align="justify" draw:textarea-vertical-align="middle" draw:auto-grow-height="false" fo:min-height="1.95cm" fo:min-width="5.5cm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95cm" fo:min-width="3.3cm"/>
      <style:paragraph-properties style:writing-mode="lr-tb"/>
    </style:style>
    <style:style style:name="gr10" style:family="graphic" style:parent-style-name="standard">
      <style:graphic-properties draw:fill-color="#ffd7d7" draw:textarea-horizontal-align="justify" draw:textarea-vertical-align="middle" draw:auto-grow-height="false" fo:min-height="1.75cm" fo:min-width="4.9cm"/>
      <style:paragraph-properties style:writing-mode="lr-tb"/>
    </style:style>
    <style:style style:name="gr11" style:family="graphic" style:parent-style-name="standard">
      <style:graphic-properties draw:fill-color="#ffd7d7" draw:textarea-horizontal-align="justify" draw:textarea-vertical-align="middle" draw:auto-grow-height="false" fo:min-height="0.75cm" fo:min-width="1.863cm"/>
      <style:paragraph-properties style:writing-mode="lr-tb"/>
    </style:style>
    <style:style style:name="gr12" style:family="graphic" style:parent-style-name="standard">
      <style:graphic-properties draw:fill-color="#ffd7d7" draw:textarea-horizontal-align="justify" draw:textarea-vertical-align="middle" draw:auto-grow-height="false" fo:min-height="1.75cm" fo:min-width="3.9cm"/>
      <style:paragraph-properties style:writing-mode="lr-tb"/>
    </style:style>
    <style:style style:name="gr13" style:family="graphic" style:parent-style-name="standard">
      <style:graphic-properties draw:fill-color="#ffd7d7" draw:textarea-horizontal-align="justify" draw:textarea-vertical-align="middle" draw:auto-grow-height="false" fo:min-height="0.75cm" fo:min-width="1.5cm"/>
      <style:paragraph-properties style:writing-mode="lr-tb"/>
    </style:style>
    <style:style style:name="gr14" style:family="graphic" style:parent-style-name="standard">
      <style:graphic-properties draw:fill-color="#ffd7d7" draw:textarea-horizontal-align="justify" draw:textarea-vertical-align="middle" draw:auto-grow-height="false" fo:min-height="0.75cm" fo:min-width="1.9cm"/>
      <style:paragraph-properties style:writing-mode="lr-tb"/>
    </style:style>
    <style:style style:name="gr15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16" style:family="graphic" style:parent-style-name="objectwithoutfill">
      <style:graphic-properties svg:stroke-color="#000000" draw:marker-start="" draw:marker-end="Arrow" draw:fill="solid" draw:textarea-vertical-align="middle"/>
    </style:style>
    <style:style style:name="gr17" style:family="graphic" style:parent-style-name="objectwithoutfill">
      <style:graphic-properties svg:stroke-color="#000000" draw:marker-start="" draw:marker-end="" draw:fill="solid" draw:textarea-vertical-align="middle"/>
    </style:style>
    <style:style style:name="gr18" style:family="graphic" style:parent-style-name="standard">
      <style:graphic-properties draw:fill-color="#e8a202" draw:textarea-horizontal-align="justify" draw:textarea-vertical-align="middle" draw:auto-grow-height="false" fo:min-height="0.75cm" fo:min-width="1.9cm"/>
      <style:paragraph-properties style:writing-mode="lr-tb"/>
    </style:style>
    <style:style style:name="gr19" style:family="graphic" style:parent-style-name="standard">
      <style:graphic-properties draw:fill-color="#e8a202" draw:textarea-horizontal-align="justify" draw:textarea-vertical-align="middle" draw:auto-grow-height="false" fo:min-height="0.75cm" fo:min-width="1.1cm"/>
      <style:paragraph-properties style:writing-mode="lr-tb"/>
    </style:style>
    <style:style style:name="gr20" style:family="graphic" style:parent-style-name="standard">
      <style:graphic-properties draw:fill-color="#e8a202" draw:textarea-horizontal-align="justify" draw:textarea-vertical-align="middle" draw:auto-grow-height="false" fo:min-height="0.75cm" fo:min-width="1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textarea-horizontal-align="justify" draw:textarea-vertical-align="middle" draw:auto-grow-height="false" fo:min-height="12.95cm" fo:min-width="12.1cm"/>
      <style:paragraph-properties style:writing-mode="lr-tb"/>
    </style:style>
    <style:style style:name="gr24" style:family="graphic" style:parent-style-name="standard">
      <style:graphic-properties draw:fill-color="#e8f2a1" draw:textarea-horizontal-align="justify" draw:textarea-vertical-align="middle" draw:auto-grow-height="false" fo:min-height="6.85cm" fo:min-width="9.1cm"/>
      <style:paragraph-properties style:writing-mode="lr-tb"/>
    </style:style>
    <style:style style:name="gr25" style:family="graphic" style:parent-style-name="standard">
      <style:graphic-properties draw:fill-color="#ffd7d7" draw:textarea-horizontal-align="justify" draw:textarea-vertical-align="middle" draw:auto-grow-height="false" fo:min-height="1.85cm" fo:min-width="5.5cm"/>
      <style:paragraph-properties style:writing-mode="lr-tb"/>
    </style:style>
    <style:style style:name="gr26" style:family="graphic" style:parent-style-name="standard">
      <style:graphic-properties draw:fill-color="#ffd7d7" draw:textarea-horizontal-align="justify" draw:textarea-vertical-align="middle" draw:auto-grow-height="false" fo:min-height="2.15cm" fo:min-width="2.5cm"/>
      <style:paragraph-properties style:writing-mode="lr-tb"/>
    </style:style>
    <style:style style:name="gr27" style:family="graphic" style:parent-style-name="standard">
      <style:graphic-properties draw:fill-color="#ffd7d7" draw:textarea-horizontal-align="justify" draw:textarea-vertical-align="middle" draw:auto-grow-height="false" fo:min-height="0.75cm" fo:min-width="1.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e8f2a1"/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end"/>
      <style:text-properties fo:font-size="14pt" style:font-size-asian="14pt" style:font-size-complex="14pt"/>
    </style:style>
    <style:style style:name="P7" style:family="paragraph">
      <loext:graphic-properties draw:fill-color="#e8f2a1"/>
      <style:paragraph-properties fo:text-align="end"/>
      <style:text-properties fo:font-size="14pt" style:font-size-asian="14pt" style:font-size-complex="14pt"/>
    </style:style>
    <style:style style:name="P8" style:family="paragraph">
      <loext:graphic-properties draw:fill-color="#ffd7d7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bbe33d"/>
      <style:paragraph-properties fo:text-align="end"/>
      <style:text-properties fo:font-size="14pt" style:font-size-asian="14pt" style:font-size-complex="14pt"/>
    </style:style>
    <style:style style:name="P10" style:family="paragraph">
      <loext:graphic-properties draw:fill-color="#ffd7d7"/>
      <style:paragraph-properties fo:text-align="end"/>
      <style:text-properties fo:font-size="14pt" style:font-size-asian="14pt" style:font-size-complex="14pt"/>
    </style:style>
    <style:style style:name="P11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d7d7"/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e8a202"/>
      <style:paragraph-properties fo:text-align="end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6cm" svg:height="13.2cm" svg:x="3cm" svg:y="0.6cm">
          <text:p text:style-name="P1">Programmable Logic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7cm" svg:height="8.6cm" svg:x="3.4cm" svg:y="2.4cm">
          <text:p text:style-name="P3"><text:span text:style-name="T1">Nmigen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cm" svg:height="7cm" svg:x="12.8cm" svg:y="1cm">
          <text:p text:style-name="P3"><text:span text:style-name="T1">Mig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1cm" svg:height="4.2cm" svg:x="12.8cm" svg:y="9.2cm">
          <text:p text:style-name="P6"><text:span text:style-name="T1">Verilog</text:span></text:p>
          <text:p text:style-name="P3"><text:span text:style-name="T1"/></text:p>
          <text:p text:style-name="P3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cm" svg:height="3cm" svg:x="3.9cm" svg:y="3.4cm">
          <text:p text:style-name="P4"><text:span text:style-name="T1">LUN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cm" svg:height="3cm" svg:x="5.5cm" svg:y="7.6cm">
          <text:p text:style-name="P4"><text:span text:style-name="T1">CMSIS-DAP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8cm" svg:height="2.8cm" svg:x="13.4cm" svg:y="2cm">
          <text:p text:style-name="P6"><text:span text:style-name="T1">Litex</text:span></text:p>
          <text:p text:style-name="P6"><text:span text:style-name="T1"/></text:p>
          <text:p text:style-name="P4"><text:span text:style-name="T1"/></text:p>
          <text:p text:style-name="P4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cm" svg:height="2.2cm" svg:x="13.6cm" svg:y="2.2cm">
          <text:p text:style-name="P6"><text:span text:style-name="T1"/></text:p>
          <text:p text:style-name="P6"><text:span text:style-name="T1">VexRiscV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1"/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.8cm" svg:height="1.2cm" svg:x="14.8cm" svg:y="3cm">
          <text:p text:style-name="P4"><text:span text:style-name="T1">FreeR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12" draw:layer="layout" svg:width="5.4cm" svg:height="2cm" svg:x="18cm" svg:y="10.7cm">
            <text:p text:style-name="P3"><text:span text:style-name="T1">DBGI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63cm" svg:height="1cm" svg:x="21.037cm" svg:y="10.7cm">
            <text:p text:style-name="P4"><text:span text:style-name="T1">SWDI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63cm" svg:height="1cm" svg:x="21.037cm" svg:y="11.7cm">
            <text:p text:style-name="P4"><text:span text:style-name="T1">JTAGIF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8" draw:layer="layout" svg:width="4.4cm" svg:height="2cm" svg:x="13.2cm" svg:y="10.7cm">
          <text:p text:style-name="P4"><text:span text:style-name="T1">TRACEIF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cm" svg:height="1cm" svg:x="21.2cm" svg:y="6.4cm">
          <text:p text:style-name="P6"><text:span text:style-name="T1"/></text:p>
          <text:p text:style-name="P4"><text:span text:style-name="T1">LCDIF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2.4cm" svg:height="1cm" svg:x="20.6cm" svg:y="3cm">
          <text:p text:style-name="P6"><text:span text:style-name="T1"/></text:p>
          <text:p text:style-name="P6"><text:span text:style-name="T3">LiteDRAM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cm" svg:height="1cm" svg:x="21.2cm" svg:y="5.1cm">
          <text:p text:style-name="P6"><text:span text:style-name="T1"/></text:p>
          <text:p text:style-name="P4"><text:span text:style-name="T1">GPIO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19.6cm" svg:y1="3.6cm" svg:x2="20.6cm" svg:y2="3.6cm">
          <text:p/>
        </draw:line>
        <draw:line draw:style-name="gr16" draw:text-style-name="P13" draw:layer="layout" svg:x1="18.8cm" svg:y1="5.6cm" svg:x2="21.2cm" svg:y2="5.6cm">
          <text:p/>
        </draw:line>
        <draw:line draw:style-name="gr16" draw:text-style-name="P13" draw:layer="layout" svg:x1="18.4cm" svg:y1="7cm" svg:x2="21.2cm" svg:y2="7cm">
          <text:p/>
        </draw:line>
        <draw:line draw:style-name="gr16" draw:text-style-name="P13" draw:layer="layout" svg:x1="18.4cm" svg:y1="7cm" svg:x2="18.4cm" svg:y2="4.4cm">
          <text:p/>
        </draw:line>
        <draw:line draw:style-name="gr16" draw:text-style-name="P13" draw:layer="layout" svg:x1="18.8cm" svg:y1="5.6cm" svg:x2="18.8cm" svg:y2="4.4cm">
          <text:p/>
        </draw:line>
        <draw:line draw:style-name="gr15" draw:text-style-name="P13" draw:layer="layout" svg:x1="9.9cm" svg:y1="3.7cm" svg:x2="13.6cm" svg:y2="3.7cm">
          <text:p/>
        </draw:line>
        <draw:line draw:style-name="gr15" draw:text-style-name="P13" draw:layer="layout" svg:x1="9.9cm" svg:y1="4cm" svg:x2="14.8cm" svg:y2="4cm">
          <text:p/>
        </draw:line>
        <draw:line draw:style-name="gr16" draw:text-style-name="P13" draw:layer="layout" svg:x1="4.9cm" svg:y1="11.7cm" svg:x2="4.9cm" svg:y2="6.4cm">
          <text:p/>
        </draw:line>
        <draw:line draw:style-name="gr17" draw:text-style-name="P13" draw:layer="layout" svg:x1="4.9cm" svg:y1="11.7cm" svg:x2="13.2cm" svg:y2="11.7cm">
          <text:p/>
        </draw:line>
        <draw:line draw:style-name="gr16" draw:text-style-name="P13" draw:layer="layout" svg:x1="19.6cm" svg:y1="8.4cm" svg:x2="19.6cm" svg:y2="10.7cm">
          <text:p/>
        </draw:line>
        <draw:line draw:style-name="gr16" draw:text-style-name="P13" draw:layer="layout" svg:x1="19.6cm" svg:y1="8.4cm" svg:x2="9.9cm" svg:y2="8.4cm">
          <text:p/>
        </draw:line>
        <draw:line draw:style-name="gr15" draw:text-style-name="P13" draw:layer="layout" svg:x1="8.4cm" svg:y1="7.6cm" svg:x2="8.4cm" svg:y2="6.4cm">
          <text:p/>
        </draw:line>
        <draw:custom-shape draw:style-name="gr18" draw:text-style-name="P14" draw:layer="layout" svg:width="2.4cm" svg:height="1cm" svg:x="25cm" svg:y="3cm">
          <text:p text:style-name="P6"><text:span text:style-name="T1"/></text:p>
          <text:p text:style-name="P4"><text:span text:style-name="T3">Memory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4cm" svg:height="1cm" svg:x="25cm" svg:y="5.2cm">
          <text:p text:style-name="P6"><text:span text:style-name="T1"/></text:p>
          <text:p text:style-name="P4"><text:span text:style-name="T3">GPIO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4cm" svg:height="1cm" svg:x="25cm" svg:y="6.4cm">
          <text:p text:style-name="P6"><text:span text:style-name="T1"/></text:p>
          <text:p text:style-name="P4"><text:span text:style-name="T3">LCD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4cm" svg:height="1cm" svg:x="0.1cm" svg:y="4.5cm">
          <text:p text:style-name="P6"><text:span text:style-name="T1"/></text:p>
          <text:p text:style-name="P4"><text:span text:style-name="T3">ULPI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6cm" svg:height="1cm" svg:x="18cm" svg:y="14.3cm">
          <text:p text:style-name="P6"><text:span text:style-name="T1"/></text:p>
          <text:p text:style-name="P4"><text:span text:style-name="T3">Debug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8cm" svg:height="1cm" svg:x="16.2cm" svg:y="14.3cm">
          <text:p text:style-name="P6"><text:span text:style-name="T1"/></text:p>
          <text:p text:style-name="P4"><text:span text:style-name="T3">TRACE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23cm" svg:y1="3.6cm" svg:x2="25cm" svg:y2="3.6cm">
          <text:p/>
        </draw:line>
        <draw:line draw:style-name="gr15" draw:text-style-name="P13" draw:layer="layout" svg:x1="23.2cm" svg:y1="5.7cm" svg:x2="25cm" svg:y2="5.7cm">
          <text:p/>
        </draw:line>
        <draw:line draw:style-name="gr16" draw:text-style-name="P13" draw:layer="layout" svg:x1="23.2cm" svg:y1="6.9cm" svg:x2="25cm" svg:y2="6.9cm">
          <text:p/>
        </draw:line>
        <draw:line draw:style-name="gr15" draw:text-style-name="P13" draw:layer="layout" svg:x1="18.8cm" svg:y1="14.3cm" svg:x2="18.8cm" svg:y2="12.7cm">
          <text:p/>
        </draw:line>
        <draw:line draw:style-name="gr16" draw:text-style-name="P13" draw:layer="layout" svg:x1="17.1cm" svg:y1="14.3cm" svg:x2="17.1cm" svg:y2="12.7cm">
          <text:p/>
        </draw:line>
        <draw:line draw:style-name="gr15" draw:text-style-name="P13" draw:layer="layout" svg:x1="3.9cm" svg:y1="5cm" svg:x2="2.5cm" svg:y2="5cm">
          <text:p/>
        </draw:line>
        <draw:frame draw:style-name="gr21" draw:text-style-name="P15" draw:layer="layout" svg:width="1.205cm" svg:height="0.645cm" svg:x="15.143cm" svg:y="8.355cm">
          <draw:text-box>
            <text:p><text:span text:style-name="T4">HDL</text:span></text:p>
          </draw:text-box>
        </draw:frame>
        <draw:frame draw:style-name="gr21" draw:text-style-name="P15" draw:layer="layout" svg:width="1.73cm" svg:height="0.645cm" svg:x="18.6cm" svg:y="6.955cm">
          <draw:text-box>
            <text:p><text:span text:style-name="T4">Stream </text:span></text:p>
          </draw:text-box>
        </draw:frame>
        <draw:frame draw:style-name="gr21" draw:text-style-name="P15" draw:layer="layout" svg:width="1.205cm" svg:height="0.645cm" svg:x="18.695cm" svg:y="5.555cm">
          <draw:text-box>
            <text:p><text:span text:style-name="T4">HDL</text:span></text:p>
          </draw:text-box>
        </draw:frame>
        <draw:frame draw:style-name="gr21" draw:text-style-name="P16" draw:layer="layout" svg:width="2.623cm" svg:height="1.039cm" svg:x="10.295cm" svg:y="2.761cm">
          <draw:text-box>
            <text:p text:style-name="P2"><text:span text:style-name="T4">Serial Stream</text:span></text:p>
            <text:p text:style-name="P2"><text:span text:style-name="T4">(IN/OUT)</text:span></text:p>
          </draw:text-box>
        </draw:frame>
        <draw:frame draw:style-name="gr21" draw:text-style-name="P16" draw:layer="layout" svg:width="1.81cm" svg:height="1.039cm" svg:x="10.696cm" svg:y="3.862cm">
          <draw:text-box>
            <text:p text:style-name="P2"><text:span text:style-name="T4">Streams</text:span></text:p>
            <text:p text:style-name="P2"><text:span text:style-name="T4">(TBD)</text:span></text:p>
          </draw:text-box>
        </draw:frame>
        <draw:frame draw:style-name="gr21" draw:text-style-name="P16" draw:layer="layout" svg:width="1.933cm" svg:height="1.039cm" svg:x="8.361cm" svg:y="6.5cm">
          <draw:text-box>
            <text:p text:style-name="P2"><text:span text:style-name="T4">Stream</text:span></text:p>
            <text:p text:style-name="P2"><text:span text:style-name="T4">(IN/OUT)</text:span></text:p>
          </draw:text-box>
        </draw:frame>
        <draw:frame draw:style-name="gr21" draw:text-style-name="P16" draw:layer="layout" svg:width="2.081cm" svg:height="0.645cm" svg:x="6.562cm" svg:y="11.601cm">
          <draw:text-box>
            <text:p text:style-name="P2"><text:span text:style-name="T4">Stream IN</text:span>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3" draw:text-style-name="P1" draw:layer="layout" svg:width="12.6cm" svg:height="13.2cm" svg:x="7.8cm" svg:y="0.8cm">
          <text:p text:style-name="P1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9.6cm" svg:height="7.1cm" svg:x="9.2cm" svg:y="1.1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6"><text:span text:style-name="T1">N</text:span><text:span text:style-name="T1">mi</text:span><text:span text:style-name="T1">ge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1cm" svg:height="4.2cm" svg:x="8.6cm" svg:y="9.4cm">
          <text:p text:style-name="P6"><text:span text:style-name="T1">Ve</text:span><text:span text:style-name="T1">rilo</text:span><text:span text:style-name="T1">g</text:span></text:p>
          <text:p text:style-name="P3"><text:span text:style-name="T1"/></text:p>
          <text:p text:style-name="P3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6cm" svg:height="2.1cm" svg:x="9.7cm" svg:y="1.6cm">
          <text:p text:style-name="P4"><text:span text:style-name="T1">LU</text:span><text:span text:style-name="T1">NA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3cm" svg:height="2.4cm" svg:x="12.6cm" svg:y="4.8cm">
          <text:p text:style-name="P4"><text:span text:style-name="T1">CMSI</text:span><text:span text:style-name="T1">S-</text:span><text:span text:style-name="T1">DAP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2" draw:layer="layout" svg:width="5.4cm" svg:height="2cm" svg:x="13.8cm" svg:y="10.9cm">
            <text:p text:style-name="P3"><text:span text:style-name="T1">DBGI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63cm" svg:height="1cm" svg:x="16.837cm" svg:y="10.9cm">
            <text:p text:style-name="P4"><text:span text:style-name="T1">SWDI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2.363cm" svg:height="1cm" svg:x="16.837cm" svg:y="11.9cm">
            <text:p text:style-name="P4"><text:span text:style-name="T1">JT</text:span><text:span text:style-name="T1">A</text:span><text:span text:style-name="T1">GI</text:span><text:span text:style-name="T1">F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8" draw:layer="layout" svg:width="4.4cm" svg:height="2cm" svg:x="9cm" svg:y="10.9cm">
          <text:p text:style-name="P4"><text:span text:style-name="T1">TRACEIF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cm" svg:height="1cm" svg:x="16.2cm" svg:y="2.1cm">
          <text:p text:style-name="P6"><text:span text:style-name="T1"/></text:p>
          <text:p text:style-name="P4"><text:span text:style-name="T1">GPIO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3" draw:layer="layout" svg:x1="10.7cm" svg:y1="10.9cm" svg:x2="10.7cm" svg:y2="3.7cm">
          <text:p/>
        </draw:line>
        <draw:line draw:style-name="gr15" draw:text-style-name="P13" draw:layer="layout" svg:x1="14.6cm" svg:y1="10.9cm" svg:x2="14.6cm" svg:y2="7.2cm">
          <text:p/>
        </draw:line>
        <draw:custom-shape draw:style-name="gr18" draw:text-style-name="P14" draw:layer="layout" svg:width="2.4cm" svg:height="1cm" svg:x="21.5cm" svg:y="3.4cm">
          <text:p text:style-name="P6"><text:span text:style-name="T1"/></text:p>
          <text:p text:style-name="P4"><text:span text:style-name="T3">Memory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2.4cm" svg:height="1cm" svg:x="4.8cm" svg:y="2.1cm">
          <text:p text:style-name="P6"><text:span text:style-name="T1"/></text:p>
          <text:p text:style-name="P4"><text:span text:style-name="T3">ULPI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.6cm" svg:height="1cm" svg:x="13.8cm" svg:y="14.5cm">
          <text:p text:style-name="P6"><text:span text:style-name="T1"/></text:p>
          <text:p text:style-name="P4"><text:span text:style-name="T3">Debug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1.8cm" svg:height="1cm" svg:x="12cm" svg:y="14.5cm">
          <text:p text:style-name="P6"><text:span text:style-name="T1"/></text:p>
          <text:p text:style-name="P4"><text:span text:style-name="T3">TRACE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14.6cm" svg:y1="14.5cm" svg:x2="14.6cm" svg:y2="12.9cm">
          <text:p/>
        </draw:line>
        <draw:line draw:style-name="gr16" draw:text-style-name="P13" draw:layer="layout" svg:x1="12.9cm" svg:y1="14.5cm" svg:x2="12.9cm" svg:y2="12.9cm">
          <text:p/>
        </draw:line>
        <draw:line draw:style-name="gr15" draw:text-style-name="P13" draw:layer="layout" svg:x1="9.7cm" svg:y1="2.6cm" svg:x2="7.2cm" svg:y2="2.6cm">
          <text:p/>
        </draw:line>
        <draw:frame draw:style-name="gr21" draw:text-style-name="P16" draw:layer="layout" svg:width="1.933cm" svg:height="1.039cm" svg:x="14.467cm" svg:y="8.2cm">
          <draw:text-box>
            <text:p text:style-name="P2"><text:span text:style-name="T4">Stream</text:span></text:p>
            <text:p text:style-name="P2"><text:span text:style-name="T4">(IN/OUT)</text:span></text:p>
          </draw:text-box>
        </draw:frame>
        <draw:frame draw:style-name="gr21" draw:text-style-name="P16" draw:layer="layout" svg:width="1.632cm" svg:height="1.039cm" svg:x="10.63cm" svg:y="8.258cm">
          <draw:text-box>
            <text:p text:style-name="P2"><text:span text:style-name="T4">Stream</text:span></text:p>
            <text:p text:style-name="P2"><text:span text:style-name="T4">(IN)</text:span></text:p>
          </draw:text-box>
        </draw:frame>
        <draw:custom-shape draw:style-name="gr27" draw:text-style-name="P10" draw:layer="layout" svg:width="2.2cm" svg:height="1cm" svg:x="16cm" svg:y="3.5cm">
          <text:p text:style-name="P6"><text:span text:style-name="T1"/></text:p>
          <text:p text:style-name="P4"><text:span text:style-name="T1">Memo</text:span><text:span text:style-name="T1">ry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21.5cm" svg:y1="4cm" svg:x2="18.2cm" svg:y2="4cm">
          <text:p/>
        </draw:line>
        <draw:custom-shape draw:style-name="gr18" draw:text-style-name="P14" draw:layer="layout" svg:width="2.4cm" svg:height="1cm" svg:x="21.501cm" svg:y="2cm">
          <text:p text:style-name="P6"><text:span text:style-name="T1"/></text:p>
          <text:p text:style-name="P4"><text:span text:style-name="T3">GPIO</text:span></text:p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21.501cm" svg:y1="2.6cm" svg:x2="18.201cm" svg:y2="2.6cm">
          <text:p/>
        </draw:line>
        <draw:line draw:style-name="gr15" draw:text-style-name="P13" draw:layer="layout" svg:x1="14.6cm" svg:y1="4.8cm" svg:x2="14.6cm" svg:y2="3.7cm">
          <text:p/>
        </draw:line>
        <presentation:notes draw:style-name="dp1">
          <draw:page-thumbnail draw:style-name="gr22" draw:layer="layout" svg:width="19.798cm" svg:height="11.136cm" svg:x="0.6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6:38:03.014436188</meta:creation-date>
    <dc:date>2021-03-13T20:25:46.539723433</dc:date>
    <meta:editing-duration>PT4M47S</meta:editing-duration>
    <meta:editing-cycles>3</meta:editing-cycles>
    <meta:generator>LibreOffice/6.4.1.2$Linux_X86_64 LibreOffice_project/4d224e95b98b138af42a64d84056446d09082932</meta:generator>
    <meta:print-date>2021-03-13T20:23:08.667287669</meta:print-date>
    <meta:document-statistic meta:object-count="100"/>
  </office:meta>
</office:document-meta>
</file>